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0cec1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2709c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77bd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a4f9d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23bbc7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2709c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a4f9d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f30a2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377bd4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size="12pt" fo:language="zxx" fo:country="none" officeooo:rsid="0023bbc7" officeooo:paragraph-rsid="001f7dfe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0cec1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2709c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cbee5" officeooo:paragraph-rsid="0055fbe5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55fbe5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61ac" officeooo:paragraph-rsid="003461ac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06a3" officeooo:paragraph-rsid="003706a3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7bd4" officeooo:paragraph-rsid="003bd3bd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bd3bd" officeooo:paragraph-rsid="0055fbe5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f2b44" officeooo:paragraph-rsid="003f2b44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0255c" officeooo:paragraph-rsid="0040255c" style:font-size-asian="10.5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8a182" officeooo:paragraph-rsid="0048a182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90c2c" officeooo:paragraph-rsid="00490c2c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9df8a" officeooo:paragraph-rsid="0049df8a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0a4af" officeooo:paragraph-rsid="0040a4af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16a26" officeooo:paragraph-rsid="0055fbe5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54172b" officeooo:paragraph-rsid="0055fbe5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8073" officeooo:paragraph-rsid="0055fbe5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a147" officeooo:paragraph-rsid="0055fbe5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style:text-underline-style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3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f30a2" officeooo:paragraph-rsid="002f30a2" style:font-size-asian="10.5pt" style:language-asian="zxx" style:country-asian="none" style:font-size-complex="12pt" style:language-complex="zxx" style:country-complex="none"/>
    </style:style>
    <style:style style:name="P35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0cec1" officeooo:paragraph-rsid="0030cec1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09f4" officeooo:paragraph-rsid="003409f4" style:font-size-asian="10.5pt" style:language-asian="zxx" style:country-asian="none" style:font-size-complex="12pt" style:language-complex="zxx" style:country-complex="none"/>
    </style:style>
    <style:style style:name="P37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7bd4" officeooo:paragraph-rsid="00377bd4" style:font-size-asian="10.5pt" style:language-asian="zxx" style:country-asian="none" style:font-size-complex="12pt" style:language-complex="zxx" style:country-complex="none"/>
    </style:style>
    <style:style style:name="P38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a4f9d" officeooo:paragraph-rsid="003a4f9d" style:font-size-asian="10.5pt" style:language-asian="zxx" style:country-asian="none" style:font-size-complex="12pt" style:language-complex="zxx" style:country-complex="none"/>
    </style:style>
    <style:style style:name="P39" style:family="paragraph" style:parent-style-name="Standard" style:list-style-name="L7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bd3bd" officeooo:paragraph-rsid="003bd3bd" style:font-size-asian="10.5pt" style:language-asian="zxx" style:country-asian="none" style:font-size-complex="12pt" style:language-complex="zxx" style:country-complex="none"/>
    </style:style>
    <style:style style:name="P40" style:family="paragraph" style:parent-style-name="Standard" style:list-style-name="L8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f2b44" officeooo:paragraph-rsid="003f2b44" style:font-size-asian="10.5pt" style:language-asian="zxx" style:country-asian="none" style:font-size-complex="12pt" style:language-complex="zxx" style:country-complex="none"/>
    </style:style>
    <style:style style:name="P41" style:family="paragraph" style:parent-style-name="Standard" style:list-style-name="L9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6a8cc" officeooo:paragraph-rsid="0046a8cc" style:font-size-asian="10.5pt" style:language-asian="zxx" style:country-asian="none" style:font-size-complex="12pt" style:language-complex="zxx" style:country-complex="none"/>
    </style:style>
    <style:style style:name="P42" style:family="paragraph" style:parent-style-name="Standard" style:list-style-name="L10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cb5ef" officeooo:paragraph-rsid="004cb5ef" style:font-size-asian="10.5pt" style:language-asian="zxx" style:country-asian="none" style:font-size-complex="12pt" style:language-complex="zxx" style:country-complex="none"/>
    </style:style>
    <style:style style:name="P43" style:family="paragraph" style:parent-style-name="Standard" style:list-style-name="L11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50d0d1" officeooo:paragraph-rsid="0050d0d1" style:font-size-asian="10.5pt" style:language-asian="zxx" style:country-asian="none" style:font-size-complex="12pt" style:language-complex="zxx" style:country-complex="none"/>
    </style:style>
    <style:style style:name="P44" style:family="paragraph" style:parent-style-name="Standard" style:list-style-name="L12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55fbe5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8bc60"/>
    </style:style>
    <style:style style:name="T3" style:family="text">
      <style:text-properties style:text-underline-style="solid" style:text-underline-width="auto" style:text-underline-color="font-color" officeooo:rsid="005c8f68"/>
    </style:style>
    <style:style style:name="T4" style:family="text">
      <style:text-properties officeooo:rsid="00231b4d"/>
    </style:style>
    <style:style style:name="T5" style:family="text">
      <style:text-properties officeooo:rsid="0023bbc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93d46"/>
    </style:style>
    <style:style style:name="T8" style:family="text">
      <style:text-properties style:text-underline-style="none" officeooo:rsid="002d84da"/>
    </style:style>
    <style:style style:name="T9" style:family="text">
      <style:text-properties style:text-underline-style="none" officeooo:rsid="0048a182"/>
    </style:style>
    <style:style style:name="T10" style:family="text">
      <style:text-properties officeooo:rsid="00256642"/>
    </style:style>
    <style:style style:name="T11" style:family="text">
      <style:text-properties officeooo:rsid="0026ba21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style:text-underline-style="none"/>
    </style:style>
    <style:style style:name="T14" style:family="text">
      <style:text-properties style:text-line-through-style="solid" style:text-line-through-type="single" style:text-underline-style="none" officeooo:rsid="002d84da"/>
    </style:style>
    <style:style style:name="T15" style:family="text">
      <style:text-properties style:text-line-through-style="solid" style:text-line-through-type="single" style:text-underline-style="none" officeooo:rsid="002e0e99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7" style:family="text">
      <style:text-properties style:text-line-through-style="none" style:text-line-through-type="none" style:text-underline-style="none" officeooo:rsid="002d84da"/>
    </style:style>
    <style:style style:name="T18" style:family="text">
      <style:text-properties style:text-line-through-style="none" style:text-line-through-type="none" style:text-underline-style="none" officeooo:rsid="002e0e99"/>
    </style:style>
    <style:style style:name="T19" style:family="text">
      <style:text-properties officeooo:rsid="00289f5c"/>
    </style:style>
    <style:style style:name="T20" style:family="text">
      <style:text-properties officeooo:rsid="002b040a"/>
    </style:style>
    <style:style style:name="T21" style:family="text">
      <style:text-properties officeooo:rsid="002e0e99"/>
    </style:style>
    <style:style style:name="T22" style:family="text">
      <style:text-properties officeooo:rsid="003461ac"/>
    </style:style>
    <style:style style:name="T23" style:family="text">
      <style:text-properties officeooo:rsid="003706a3"/>
    </style:style>
    <style:style style:name="T24" style:family="text">
      <style:text-properties officeooo:rsid="0038bc60"/>
    </style:style>
    <style:style style:name="T25" style:family="text">
      <style:text-properties officeooo:rsid="003bd3bd"/>
    </style:style>
    <style:style style:name="T26" style:family="text">
      <style:text-properties officeooo:rsid="0040255c"/>
    </style:style>
    <style:style style:name="T27" style:family="text">
      <style:text-properties officeooo:rsid="0040a4af"/>
    </style:style>
    <style:style style:name="T28" style:family="text">
      <style:text-properties officeooo:rsid="00416a26"/>
    </style:style>
    <style:style style:name="T29" style:family="text">
      <style:text-properties officeooo:rsid="0054172b"/>
    </style:style>
    <style:style style:name="T30" style:family="text">
      <style:text-properties officeooo:rsid="005c8f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do Sistema de Administração Paroquial</text:p>
      <text:p text:style-name="P13"/>
      <text:p text:style-name="P10"><text:span text:style-name="T21">P</text:span>ESSOA (<text:span text:style-name="T1">id</text:span><text:span text:style-name="T6">, nome, idade, </text:span><text:span text:style-name="T7">fiel_fk, sacerdote_fk</text:span><text:span text:style-name="T6">)</text:span></text:p>
      <text:p text:style-name="P32">fiel_fk referencia FIEL</text:p>
      <text:p text:style-name="P32">sacerdote_fk referencia SACERDOTE</text:p>
      <text:list text:style-name="L1">
        <text:list-item>
          <text:p text:style-name="P33"><text:span text:style-name="T6">Relacionamentos: </text:span><text:span text:style-name="T14">batismo</text:span><text:span text:style-name="T8">, </text:span><text:span text:style-name="T14">batismo,</text:span><text:span text:style-name="T17"> </text:span><text:span text:style-name="T15">fiel</text:span><text:span text:style-name="T18">, </text:span><text:span text:style-name="T15">sacerdote</text:span></text:p>
        </text:list-item>
      </text:list>
      <text:p text:style-name="P10"/>
      <text:p text:style-name="P11">FIEL (<text:span text:style-name="T3">id</text:span><text:span text:style-name="T30">, </text:span><text:span text:style-name="T22">turma_catequese_fk, </text:span><text:span text:style-name="T23">comunidade_fk</text:span>)</text:p>
      <text:p text:style-name="P18">turma_catequese_fk referencia TURMA_CATEQUESE</text:p>
      <text:p text:style-name="P19">comunidade_fk referencia COMUNIDADE</text:p>
      <text:list text:style-name="L2">
        <text:list-item>
          <text:p text:style-name="P34">Relacionamentos: <text:span text:style-name="T12">pastoral</text:span>, <text:span text:style-name="T12">pastoral</text:span>, <text:span text:style-name="T12">turmaCatequese</text:span>, <text:span text:style-name="T13">turmaCatequese</text:span>, <text:span text:style-name="T12">pessoa</text:span>, <text:span text:style-name="T12">comunidade</text:span></text:p>
        </text:list-item>
      </text:list>
      <text:p text:style-name="P10"/>
      <text:p text:style-name="P14">FIEL_PARTICIPA_PASTORAL (<text:span text:style-name="T1">pastoral_fk</text:span>, <text:span text:style-name="T1">fiel_fk</text:span>)</text:p>
      <text:p text:style-name="P14">pastoral_fk referencia PASTORAL</text:p>
      <text:p text:style-name="P14">fiel_fk referencia FIEL</text:p>
      <text:p text:style-name="P10"/>
      <text:p text:style-name="P3"><text:span text:style-name="T10">PASTORAL</text:span> (<text:span text:style-name="T1">id</text:span>, nome, coordenador<text:span text:style-name="T10">_fk</text:span>)</text:p>
      <text:p text:style-name="P14">coordenador_fk referencia FIEL</text:p>
      <text:list text:style-name="L3">
        <text:list-item>
          <text:p text:style-name="P35">Relacionamentos: <text:span text:style-name="T12">fiel</text:span>, <text:span text:style-name="T12">fiel</text:span></text:p>
        </text:list-item>
      </text:list>
      <text:p text:style-name="P4"/>
      <text:p text:style-name="P4"><text:span text:style-name="T5">TURMA</text:span><text:span text:style-name="T11">_</text:span><text:span text:style-name="T5">CATEQUESE</text:span> (<text:span text:style-name="T1">id</text:span>, padroeiro, comunidade<text:span text:style-name="T5">_fk</text:span>, catequista<text:span text:style-name="T10">_fk</text:span>)</text:p>
      <text:p text:style-name="P8">comunidade_fk referencia COMUNIDADE</text:p>
      <text:p text:style-name="P15">catequista_fk referencia FIEL</text:p>
      <text:list text:style-name="L4">
        <text:list-item>
          <text:p text:style-name="P36">Relacionamentos: <text:span text:style-name="T12">fiel</text:span>, <text:span text:style-name="T12">fiel</text:span>, <text:span text:style-name="T12">comunidade</text:span></text:p>
        </text:list-item>
      </text:list>
      <text:p text:style-name="P10"/>
      <text:p text:style-name="P5"><text:span text:style-name="T5">COMUNIDADE</text:span> (<text:span text:style-name="T1">id</text:span>, localizacao, nome, padroeiro, dataFundacao)</text:p>
      <text:list text:style-name="L5">
        <text:list-item>
          <text:p text:style-name="P37">Relacionamentos: <text:span text:style-name="T12">fiel</text:span>, <text:span text:style-name="T12">igreja</text:span>, <text:span text:style-name="T12">dizimo</text:span>, <text:span text:style-name="T12">turmaCatequese</text:span></text:p>
        </text:list-item>
      </text:list>
      <text:p text:style-name="P10"/>
      <text:p text:style-name="P6"><text:span text:style-name="T4">DIZIMO</text:span> (<text:span text:style-name="T1">id</text:span>, valor, data, comunidade<text:span text:style-name="T4">_fk</text:span>)</text:p>
      <text:p text:style-name="P9">comunidade_fk referencia COMUNIDADE</text:p>
      <text:list text:style-name="L6">
        <text:list-item>
          <text:p text:style-name="P38">Relacionamento: <text:span text:style-name="T12">comunidade</text:span></text:p>
        </text:list-item>
      </text:list>
      <text:p text:style-name="P10"/>
      <text:p text:style-name="P20">IGREJA (<text:span text:style-name="T2">id</text:span><text:span text:style-name="T24">, nome, padroeiro, endereco, dataErecaoCanonica, ehMatriz, </text:span>comunidade_fk)</text:p>
      <text:p text:style-name="P20">comunidade_fk referencia COMUNIDADE</text:p>
      <text:list text:style-name="L7">
        <text:list-item>
          <text:p text:style-name="P39">Relacionamentos: <text:span text:style-name="T12">comunidade</text:span>, <text:span text:style-name="T12">batismo</text:span>, <text:span text:style-name="T12">missa</text:span></text:p>
        </text:list-item>
      </text:list>
      <text:p text:style-name="P10"/>
      <text:p text:style-name="P22">SACERDOTE (<text:span text:style-name="T3">id</text:span><text:span text:style-name="T30">, </text:span><text:span text:style-name="T26">padre_fk, bispo_fk</text:span>)</text:p>
      <text:p text:style-name="P23"><text:soft-page-break/>padre_fk referencia PADRE</text:p>
      <text:p text:style-name="P23">bispo_fk referencia BISPO</text:p>
      <text:list text:style-name="L8">
        <text:list-item>
          <text:p text:style-name="P40">Relacionamentos: <text:span text:style-name="T12">pessoa</text:span>, <text:span text:style-name="T12">padre</text:span>, <text:span text:style-name="T12">bispo</text:span>, <text:span text:style-name="T12">missa</text:span>, <text:span text:style-name="T12">batismo</text:span></text:p>
        </text:list-item>
      </text:list>
      <text:p text:style-name="P12"/>
      <text:p text:style-name="P10">PADRE (<text:span text:style-name="T3">id</text:span><text:span text:style-name="T30">, </text:span><text:span text:style-name="T6">dataOrdenacao, ordemRelg, cargo, </text:span><text:span text:style-name="T9">bispo_fk</text:span>)</text:p>
      <text:p text:style-name="P24">bispo_fk referencia BISPO</text:p>
      <text:list text:style-name="L9">
        <text:list-item>
          <text:p text:style-name="P41">Relacionamentos: <text:span text:style-name="T12">sacerdote</text:span>, <text:span text:style-name="T12">bispo</text:span>, <text:span text:style-name="T12">missa</text:span></text:p>
        </text:list-item>
      </text:list>
      <text:p text:style-name="P10"/>
      <text:p text:style-name="P25">PADRE_CONCELEBRA_MISSA (<text:span text:style-name="T1">padre_fk</text:span>, <text:span text:style-name="T1">missa_fk</text:span>)</text:p>
      <text:p text:style-name="P26">padre_fk referencia PADRE</text:p>
      <text:p text:style-name="P26">missa_fk referencia MISSA</text:p>
      <text:p text:style-name="P25"/>
      <text:p text:style-name="P10">BISPO (<text:span text:style-name="T3">id</text:span><text:span text:style-name="T30">, </text:span><text:span text:style-name="T6">diocese, dataOrdEp</text:span>)</text:p>
      <text:list text:style-name="L10">
        <text:list-item>
          <text:p text:style-name="P42">Relacionamentos: <text:span text:style-name="T12">padre</text:span>, <text:span text:style-name="T12">sacerdote</text:span></text:p>
        </text:list-item>
      </text:list>
      <text:p text:style-name="P7"/>
      <text:p text:style-name="P2"><text:span text:style-name="T19">MISSA</text:span> (<text:span text:style-name="T16">id</text:span>, nome, categLit, ofertas, data, <text:span text:style-name="T27">celeb_princ_fk</text:span>, igrej<text:span text:style-name="T5">a_fk</text:span>)</text:p>
      <text:p text:style-name="P10">igreja_fk referencia IGREJA</text:p>
      <text:p text:style-name="P27">celeb_princ_fk referencia SACERDOTE</text:p>
      <text:list text:style-name="L11">
        <text:list-item>
          <text:p text:style-name="P43">Relacionamentos: <text:span text:style-name="T12">padre</text:span>, <text:span text:style-name="T12">sacerdote</text:span>, <text:span text:style-name="T12">igreja</text:span>, <text:span text:style-name="T12">batismo</text:span></text:p>
        </text:list-item>
      </text:list>
      <text:p text:style-name="P2"/>
      <text:p text:style-name="P30"><text:span text:style-name="T5">BATISMO</text:span> (<text:span text:style-name="T1">id</text:span>, data, <text:span text:style-name="T20">pessoa_batizada_fk, </text:span><text:span text:style-name="T25">igreja_fk, </text:span><text:span text:style-name="T28">sacerdote_fk, </text:span><text:span text:style-name="T29">missa_fk</text:span>)</text:p>
      <text:p text:style-name="P21">igreja_fk referencia IGREJA</text:p>
      <text:p text:style-name="P17">pessoa_batizada_fk referencia PESSOA</text:p>
      <text:p text:style-name="P28">sacerdote_fk referencia SACERDOTE</text:p>
      <text:p text:style-name="P29">missa_fk referencia MISSA</text:p>
      <text:list text:style-name="L12">
        <text:list-item>
          <text:p text:style-name="P44">Relacionamentos: <text:span text:style-name="T12">igreja</text:span>, <text:span text:style-name="T12">missa</text:span>, <text:span text:style-name="T12">sacerdote</text:span>, <text:span text:style-name="T12">pessoa</text:span>, <text:span text:style-name="T12">pessoa</text:span></text:p>
        </text:list-item>
      </text:list>
      <text:p text:style-name="P2"/>
      <text:p text:style-name="P31">PESSOA_EH_PADRINHO (<text:span text:style-name="T1">padrinho_fk</text:span>, <text:span text:style-name="T1">batismo_fk</text:span>)</text:p>
      <text:p text:style-name="P16">padrinho_fk referencia PESSOA</text:p>
      <text:p text:style-name="P16">batismo_fk referencia BATISMO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5:44:43.566000000</meta:creation-date>
    <dc:date>2025-02-18T18:26:32.629167796</dc:date>
    <meta:editing-duration>PT1H45M17S</meta:editing-duration>
    <meta:editing-cycles>56</meta:editing-cycles>
    <meta:generator>LibreOffice/24.2.7.2$Linux_X86_64 LibreOffice_project/420$Build-2</meta:generator>
    <meta:print-date>2025-02-18T17:53:22.605087823</meta:print-date>
    <meta:printed-by>Arquivos PDF</meta:printed-by>
    <meta:document-statistic meta:table-count="0" meta:image-count="0" meta:object-count="0" meta:page-count="2" meta:paragraph-count="52" meta:word-count="221" meta:character-count="2104" meta:non-whitespace-character-count="1947"/>
  </office:meta>
</office:document-meta>
</file>